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2">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4">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7, 2022 (12:5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 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style-name="L10">
            <text:list-item>
              <text:p text:style-name="P8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2"><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style-name="L11">
            <text:list-item>
              <text:p text:style-name="P83"><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3"><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3"><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3"><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4">if ( myAge &gt; 20 )</text:p>
          <text:p text:style-name="P85">{</text:p>
          <text:p text:style-name="P86"><text:s text:c="4"/>myFlag = true</text:p>
          <text:p text:style-name="P87">};</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7">“I’m taking this class!” if <text:span text:style-name="NormalTok">courseNumber</text:span> is <text:span text:style-name="DecValTok">1301</text:span> and <text:span text:style-name="NormalTok">courseCode</text:span> is <text:span text:style-name="NormalTok">CSCI</text:span>;</text:p>
            </text:list-item>
            <text:list-item>
              <text:p text:style-name="P87">“That’s my major!” if <text:span text:style-name="NormalTok">courseCode</text:span> is <text:span text:style-name="NormalTok">CSCI</text:span>;</text:p>
            </text:list-item>
            <text:list-item>
              <text:p text:style-name="P87">“Is that an elective?” if <text:span text:style-name="NormalTok">courseNumber</text:span> is greater than 3000; or</text:p>
            </text:list-item>
            <text:list-item>
              <text:p text:style-name="P87">“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7">“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7">“I love this season.” if <text:span text:style-name="NormalTok">graduationSemester</text:span> is <text:span text:style-name="NormalTok">Spring</text:span>;</text:p>
            </text:list-item>
            <text:list-item>
              <text:p text:style-name="P87">“That is in a long time!” if <text:span text:style-name="NormalTok">graduationYear</text:span> is greater than 2025; or</text:p>
            </text:list-item>
            <text:list-item>
              <text:p text:style-name="P87">“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88">int x = 3, y = 2, z = 4;</text:p>
          <text:p text:style-name="P89">if (x &gt; y) {z += y;}</text:p>
          <text:p text:style-name="P90">if (x &gt; z) {y -= 4;}</text:p>
          <text:p text:style-name="P91">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2">int x = 3, y = 2, z = 4;</text:p>
          <text:p text:style-name="P93">if (y &gt;= z) {z += y;}</text:p>
          <text:p text:style-name="P94">else if (x != y) { if (false) {z -= 3;} else {z += x;}}</text:p>
          <text:p text:style-name="P95">Console.WriteLinef($"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2">
        <text:list-item>
          <text:p text:style-name="P9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6">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3">
            <text:list-item>
              <text:p text:style-name="P97">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7">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7">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7">The two previous offers can be cumulated.</text:p>
            </text:list-item>
          </text:list>
          <text:p text:style-name="P9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8">Enter 'c' for 10x15cm, anything else for 8x11in.</text:p>
          <text:p text:style-name="P99">c̲ ↵</text:p>
          <text:p text:style-name="P100">Is this your first time here? Type 'y' for 'yes'.</text:p>
          <text:p text:style-name="P101">y̲ ↵</text:p>
          <text:p text:style-name="P102">Enter a number of copies.</text:p>
          <text:p text:style-name="P103">9̲0̲ ↵</text:p>
          <text:p text:style-name="P104">Welcome!</text:p>
          <text:p text:style-name="P105">We cherish our new customers, so we are giving you a $3 discount!</text:p>
          <text:p text:style-name="P106">Your total is $13.50. You had a 10% discount!</text:p>
          <text:p text:style-name="P107">Enter 'c' for 10x15cm, anything else for 8x11in.</text:p>
          <text:p text:style-name="P108">p̲ ↵</text:p>
          <text:p text:style-name="P109">Is this your first time here? Type 'y' for 'yes'.</text:p>
          <text:p text:style-name="P110">N̲o̲t̲ ̲a̲t̲ ̲a̲l̲l̲↵</text:p>
          <text:p text:style-name="P111">Enter a number of copies.</text:p>
          <text:p text:style-name="P112">1̲2̲0̲ ↵</text:p>
          <text:p text:style-name="P113">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4">
        <text:list-item>
          <text:p text:style-name="P114">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4">Given an <text:span text:style-name="DataTypeTok">int</text:span> variable <text:span text:style-name="NormalTok">counter</text:span>, write three statements to decrement its value by 1.</text:p>
        </text:list-item>
        <text:list-item>
          <text:p text:style-name="P114">What will be displayed on the screen?</text:p>
          <text:p text:style-name="P115">int x = 3, y = 7;</text:p>
          <text:p text:style-name="P116">Console.WriteLine (x++ +" and "+ --y);</text:p>
        </text:list-item>
        <text:list-item>
          <text:p text:style-name="P114">What will be displayed on the screen by the following program? Write the spaces and new line explicitly.</text:p>
          <text:p text:style-name="P117">int counter = 10;</text:p>
          <text:p text:style-name="P118">while (counter &gt; 5)</text:p>
          <text:p text:style-name="P119">{</text:p>
          <text:p text:style-name="P120"><text:s text:c="4"/>counter--;</text:p>
          <text:p text:style-name="P121"><text:s text:c="4"/>Console.Write(counter + "\n");</text:p>
          <text:p text:style-name="P122"><text:s text:c="4"/>if (counter == 7) {</text:p>
          <text:p text:style-name="P123"><text:s text:c="8"/>Console.WriteLine("Bingo");</text:p>
          <text:p text:style-name="P124"><text:s text:c="4"/>}</text:p>
          <text:p text:style-name="P125">}</text:p>
        </text:list-item>
        <text:list-item>
          <text:p text:style-name="P114">What will be displayed on the screen by the following program?</text:p>
          <text:p text:style-name="P126">int counter = 10;</text:p>
          <text:p text:style-name="P127">while (counter != 5) ;</text:p>
          <text:p text:style-name="P128">Console.Write(counter + "\n");</text:p>
          <text:p text:style-name="P129">counter--;</text:p>
        </text:list-item>
        <text:list-item>
          <text:p text:style-name="P114">What is input validation? Name a control structure that can be used to perform it. Why is it important?</text:p>
        </text:list-item>
        <text:list-item>
          <text:p text:style-name="P114">What is a sentinel value?</text:p>
        </text:list-item>
        <text:list-item>
          <text:p text:style-name="P114">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4">Write a program containing a <text:span text:style-name="KeywordTok">while</text:span> loop that would display the numbers between -100 and 100 (both included) with a space between them when executed.</text:p>
        </text:list-item>
        <text:list-item>
          <text:p text:style-name="P114">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5">
            <text:list-item>
              <text:p text:style-name="P130">“CS” if <text:span text:style-name="NormalTok">name</text:span> is “Turing” or “Liskov”,</text:p>
            </text:list-item>
            <text:list-item>
              <text:p text:style-name="P130">“Math.” if <text:span text:style-name="NormalTok">name</text:span> is “Aryabhata” or “Noether”,</text:p>
            </text:list-item>
            <text:list-item>
              <text:p text:style-name="P130">“Unknown” otherwise.</text:p>
            </text:list-item>
          </text:list>
        </text:list-item>
        <text:list-item>
          <text:p text:style-name="P114">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6">
        <text:list-item>
          <text:p text:style-name="P131">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2">switch (month) {</text:p>
          <text:p text:style-name="P133"><text:s text:c="4"/>…</text:p>
          <text:p text:style-name="P134"><text:s text:c="4"/>case (2):</text:p>
          <text:p text:style-name="P135"><text:s text:c="8"/>if …</text:p>
          <text:p text:style-name="P136"><text:s text:c="8"/>…</text:p>
          <text:p text:style-name="P137"><text:s text:c="8"/>break;</text:p>
          <text:p text:style-name="P138"><text:s text:c="4"/>…</text:p>
          <text:p text:style-name="P139">}</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7">
        <text:list-item>
          <text:p text:style-name="P140">Write a statement that creates a 10-element <text:span text:style-name="DataTypeTok">int</text:span> array named <text:span text:style-name="NormalTok">numbers</text:span>.</text:p>
        </text:list-item>
        <text:list-item>
          <text:p text:style-name="P140">What is wrong with the following array declaration?</text:p>
          <text:p text:style-name="P141">int[] books = new int[-1];</text:p>
        </text:list-item>
        <text:list-item>
          <text:p text:style-name="P140">What will be displayed on the screen by the following program?</text:p>
          <text:p text:style-name="P142">for (int num = 3 ; num &lt;= 5 ; num++)</text:p>
          <text:p text:style-name="P143"><text:s text:c="4"/>Console.Write(num + " ");</text:p>
        </text:list-item>
        <text:list-item>
          <text:p text:style-name="P140">Write a ‘for’ loop that displays on the screen the sequence “1,  2,  3,  4,  5,  6,  7,  8,  9,  10, ”.</text:p>
        </text:list-item>
        <text:list-item>
          <text:p text:style-name="P140">Write a ‘for’ loop that displays on the screen the sequence “1,  2,  3,  4,  5,  6,  7,  8,  9,  10”, (note that there is no comma after 10).</text:p>
        </text:list-item>
        <text:list-item>
          <text:p text:style-name="P140">Write a ‘for’ loop that displays on the screen the sequence “1 3 5 7 9 ”.</text:p>
        </text:list-item>
        <text:list-item>
          <text:p text:style-name="P1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0">Consider the following code:</text:p>
          <text:p text:style-name="P144">for (int y = 1; y &lt;= 3; y++)</text:p>
          <text:p text:style-name="P145">{</text:p>
          <text:p text:style-name="P146"><text:s text:c="4"/>for (int z = 1; z &lt; 5; z++)</text:p>
          <text:p text:style-name="P147"><text:s text:c="8"/>Console.Write("Scene " + y + ", take " + z + ". " );</text:p>
          <text:p text:style-name="P148"><text:s text:c="4"/>Console.WriteLine();</text:p>
          <text:p text:style-name="P149">}</text:p>
          <text:p text:style-name="P140">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0">What will be displayed on the screen by the following code?</text:p>
          <text:p text:style-name="P150">int[] values = new int[6];</text:p>
          <text:p text:style-name="P151">for (int i = 0 ; i &lt; 6 ; i++)</text:p>
          <text:p text:style-name="P152"><text:s text:c="4"/>values[i] = (i*2);</text:p>
          <text:p text:style-name="P153">foreach (int j in values)</text:p>
          <text:p text:style-name="P154"><text:s text:c="4"/>Console.WriteLine(j);</text:p>
        </text:list-item>
        <text:list-item>
          <text:p text:style-name="P1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0">What is “array bounds checking”? When does it happen?</text:p>
        </text:list-item>
        <text:list-item>
          <text:p text:style-name="P140">What would be the size of the <text:span text:style-name="NormalTok">test</text:span> array after the following statement has been executed?</text:p>
          <text:p text:style-name="P155">int[] test = {3, 5, 7, 0, 9};</text:p>
        </text:list-item>
        <text:list-item>
          <text:p text:style-name="P140">Write a statement that creates and initializes a <text:span text:style-name="DataTypeTok">double</text:span> array with the values 12.5, 89.0 and 3.24.</text:p>
        </text:list-item>
        <text:list-item>
          <text:p text:style-name="P140">What is the value of <text:span text:style-name="NormalTok">count</text:span> and the content of <text:span text:style-name="NormalTok">number</text:span> once the following has been executed?</text:p>
          <text:p text:style-name="P156">int count=2;</text:p>
          <text:p text:style-name="P157">int[] number={3, 5, 7};</text:p>
          <text:p text:style-name="P158">number[count--] = 8;</text:p>
          <text:p text:style-name="P159">number[count]--;</text:p>
        </text:list-item>
        <text:list-item>
          <text:p text:style-name="P140">Describe what the following code would do.</text:p>
          <text:p text:style-name="P160">int[] record = { 3, 8, 11 };</text:p>
          <text:p text:style-name="P161">int accumulator = 0;</text:p>
          <text:p text:style-name="P162">foreach (int i in record)</text:p>
          <text:p text:style-name="P163"><text:s text:c="4"/>accumulator += i;</text:p>
        </text:list-item>
        <text:list-item>
          <text:p text:style-name="P1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0">Write a static method (header included) that takes as argument an <text:span text:style-name="DataTypeTok">int</text:span> array, and display on the screen the value of each element of that array.</text:p>
        </text:list-item>
        <text:list-item>
          <text:p text:style-name="P140">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35Z</meta:creation-date>
    <dc:date>2022-03-07T17:56:35Z</dc:date>
    <meta:user-defined meta:name="date" meta:value-type="string">March   7, 2022 (12:5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